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1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OUT OF THE LAND OF BONDAGE (114:1-3, 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OUT OF THE LAND OF BONDAGE (114:1-3, 5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Judah becomes God's sanctuary (114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Red Sea parts (114:3, 5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14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OUT OF THE LAND OF BONDAGE (114:1-3, 5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INTO THE LAND OF BLESSING (114:3-4, 5-8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INTO THE LAND OF BLESSING (114:3-4, 5-8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Lord's power parts the Jordan River (114:3, 5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Lord's presence does two things (114:4, 6-8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The Lord's presence does two things (114:4, 6-8):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It causes mountains to skip like rams and little hills like lambs (114:4, 6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It causes the earth to tremble (114:7-8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INTO THE LAND OF BLESSING (114:3-4, 5-8)<text:s text:c="1"/></text:span><text:span text:style-name="a502" text:class-names=""/></text:p>
          </draw:text-box>
          <svg:title/>
          <svg:desc/>
        </draw:frame>
        <draw:frame draw:id="id94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The Lord's power parts the Jordan River (114:3, 5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 Lord's presence does two things (114:4, 6-8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12-tx-Title-and-Text" presentation:presentation-page-layout-name="Master1-PPL12" draw:id="Slide-262">
        <draw:frame draw:id="id95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PSALM 114<text:s text:c="1"/></text:span><text:span text:style-name="a517" text:class-names=""/></text:p>
          </draw:text-box>
          <svg:title/>
          <svg:desc/>
        </draw:frame>
        <draw:frame draw:id="id96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OUT OF THE LAND OF BONDAGE (114:1-3, 5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INTO THE LAND OF BLESSING (114:3-4, 5-8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4 </dc:title>
    <meta:initial-creator>David STRICKLAND</meta:initial-creator>
    <dc:creator>David STRICKLAND</dc:creator>
    <meta:creation-date>2020-02-22T17:39:32Z</meta:creation-date>
    <dc:date>2020-02-22T17:39:32Z</dc:date>
    <meta:template xlink:href="BibleStudy" xlink:type="simple"/>
    <meta:editing-cycles>1</meta:editing-cycles>
    <meta:editing-duration>PT0S</meta:editing-duration>
    <meta:document-statistic meta:paragraph-count="20" meta:word-count="198"/>
  </office:meta>
</office:document-meta>
</file>